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900000124B10E309661709427.png" manifest:media-type="image/png"/>
  <manifest:file-entry manifest:full-path="Pictures/1000000100000343000001B152C3506D9CCF63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4f63" officeooo:paragraph-rsid="000d4f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s hacer todos los cambios para php-fpm</text:p>
      <text:p text:style-name="P1"/>
      <text:p text:style-name="P1"><draw:frame draw:style-name="fr1" draw:name="Imagen1" text:anchor-type="char" svg:width="16.81cm" svg:height="5.151cm" draw:z-index="0"><draw:image xlink:href="Pictures/10000001000003B900000124B10E309661709427.png" xlink:type="simple" xlink:show="embed" xlink:actuate="onLoad" draw:mime-type="image/png"/></draw:frame><text:tab/></text:p>
      <text:p text:style-name="P1"><draw:frame draw:style-name="fr1" draw:name="Imagen2" text:anchor-type="char" svg:width="14.728cm" svg:height="7.638cm" draw:z-index="1"><draw:image xlink:href="Pictures/1000000100000343000001B152C3506D9CCF63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13:32:49.044000000</meta:creation-date>
    <dc:date>2023-10-06T13:52:31.962000000</dc:date>
    <meta:editing-duration>PT19M43S</meta:editing-duration>
    <meta:editing-cycles>2</meta:editing-cycles>
    <meta:generator>LibreOffice/7.4.2.3$Windows_X86_64 LibreOffice_project/382eef1f22670f7f4118c8c2dd222ec7ad009daf</meta:generator>
    <meta:document-statistic meta:table-count="0" meta:image-count="2" meta:object-count="0" meta:page-count="1" meta:paragraph-count="2" meta:word-count="7" meta:character-count="42" meta:non-whitespace-character-count="35"/>
  </office:meta>
</office:document-meta>
</file>